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OldBrightStat</text:p>
          </table:table-cell>
          <table:table-cell office:value-type="string">
            <text:p>NewBrightStat</text:p>
          </table:table-cell>
          <table:table-cell>
            <draw:frame table:end-cell-address="Sheet1.U45" table:end-x="0.8567in" table:end-y="0.0626in" draw:z-index="0" draw:style-name="gr1" svg:width="16.8157in" svg:height="7.8138in" svg:x="0.0433in" svg:y="0.0417in">
              <draw:object draw:notify-on-update-of-ranges="Sheet1.A1:Sheet1.A1 Sheet1.A2:Sheet1.A51 Sheet1.B1:Sheet1.B1 Sheet1.B2:Sheet1.B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5090">
            <text:p>35090</text:p>
          </table:table-cell>
          <table:table-cell office:value-type="float" office:value="35090.6417910448">
            <text:p>35090.6417910448</text:p>
          </table:table-cell>
          <table:table-cell/>
        </table:table-row>
        <table:table-row table:style-name="ro1">
          <table:table-cell office:value-type="float" office:value="35857">
            <text:p>35857</text:p>
          </table:table-cell>
          <table:table-cell office:value-type="float" office:value="35857.1818181818">
            <text:p>35857.1818181818</text:p>
          </table:table-cell>
          <table:table-cell/>
        </table:table-row>
        <table:table-row table:style-name="ro1">
          <table:table-cell office:value-type="float" office:value="25670">
            <text:p>25670</text:p>
          </table:table-cell>
          <table:table-cell office:value-type="float" office:value="25670.5294117647">
            <text:p>25670.5294117647</text:p>
          </table:table-cell>
          <table:table-cell/>
        </table:table-row>
        <table:table-row table:style-name="ro1">
          <table:table-cell office:value-type="float" office:value="16813">
            <text:p>16813</text:p>
          </table:table-cell>
          <table:table-cell office:value-type="float" office:value="16813.4827586207">
            <text:p>16813.4827586207</text:p>
          </table:table-cell>
          <table:table-cell/>
        </table:table-row>
        <table:table-row table:style-name="ro1">
          <table:table-cell office:value-type="float" office:value="13401">
            <text:p>13401</text:p>
          </table:table-cell>
          <table:table-cell office:value-type="float" office:value="13401.9032258065">
            <text:p>13401.9032258065</text:p>
          </table:table-cell>
          <table:table-cell/>
        </table:table-row>
        <table:table-row table:style-name="ro1">
          <table:table-cell office:value-type="float" office:value="12178">
            <text:p>12178</text:p>
          </table:table-cell>
          <table:table-cell office:value-type="float" office:value="12178.4070351759">
            <text:p>12178.4070351759</text:p>
          </table:table-cell>
          <table:table-cell/>
        </table:table-row>
        <table:table-row table:style-name="ro1">
          <table:table-cell office:value-type="float" office:value="8569">
            <text:p>8569</text:p>
          </table:table-cell>
          <table:table-cell office:value-type="float" office:value="8569.44827586207">
            <text:p>8569.44827586207</text:p>
          </table:table-cell>
          <table:table-cell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432.70297029703">
            <text:p>3432.70297029703</text:p>
          </table:table-cell>
          <table:table-cell/>
        </table:table-row>
        <table:table-row table:style-name="ro1">
          <table:table-cell office:value-type="float" office:value="4905">
            <text:p>4905</text:p>
          </table:table-cell>
          <table:table-cell office:value-type="float" office:value="4905.43069306931">
            <text:p>4905.43069306931</text:p>
          </table:table-cell>
          <table:table-cell/>
        </table:table-row>
        <table:table-row table:style-name="ro1">
          <table:table-cell office:value-type="float" office:value="7605">
            <text:p>7605</text:p>
          </table:table-cell>
          <table:table-cell office:value-type="float" office:value="7605.99000000001">
            <text:p>7605.99000000001</text:p>
          </table:table-cell>
          <table:table-cell/>
        </table:table-row>
        <table:table-row table:style-name="ro1">
          <table:table-cell office:value-type="float" office:value="11230">
            <text:p>11230</text:p>
          </table:table-cell>
          <table:table-cell office:value-type="float" office:value="11276.935483871">
            <text:p>11276.935483871</text:p>
          </table:table-cell>
          <table:table-cell/>
        </table:table-row>
        <table:table-row table:style-name="ro1">
          <table:table-cell office:value-type="float" office:value="20552">
            <text:p>20552</text:p>
          </table:table-cell>
          <table:table-cell office:value-type="float" office:value="20552.9045226131">
            <text:p>20552.9045226131</text:p>
          </table:table-cell>
          <table:table-cell/>
        </table:table-row>
        <table:table-row table:style-name="ro1">
          <table:table-cell office:value-type="float" office:value="21620">
            <text:p>21620</text:p>
          </table:table-cell>
          <table:table-cell office:value-type="float" office:value="21620.5820895522">
            <text:p>21620.5820895522</text:p>
          </table:table-cell>
          <table:table-cell/>
        </table:table-row>
        <table:table-row table:style-name="ro1">
          <table:table-cell office:value-type="float" office:value="26226">
            <text:p>26226</text:p>
          </table:table-cell>
          <table:table-cell office:value-type="float" office:value="26226.262295082">
            <text:p>26226.262295082</text:p>
          </table:table-cell>
          <table:table-cell/>
        </table:table-row>
        <table:table-row table:style-name="ro1">
          <table:table-cell office:value-type="float" office:value="26285">
            <text:p>26285</text:p>
          </table:table-cell>
          <table:table-cell office:value-type="float" office:value="26285.2402234637">
            <text:p>26285.2402234637</text:p>
          </table:table-cell>
          <table:table-cell/>
        </table:table-row>
        <table:table-row table:style-name="ro1">
          <table:table-cell office:value-type="float" office:value="30859">
            <text:p>30859</text:p>
          </table:table-cell>
          <table:table-cell office:value-type="float" office:value="30859.4827586207">
            <text:p>30859.4827586207</text:p>
          </table:table-cell>
          <table:table-cell/>
        </table:table-row>
        <table:table-row table:style-name="ro1">
          <table:table-cell office:value-type="float" office:value="28004">
            <text:p>28004</text:p>
          </table:table-cell>
          <table:table-cell office:value-type="float" office:value="28004.575">
            <text:p>28004.575</text:p>
          </table:table-cell>
          <table:table-cell/>
        </table:table-row>
        <table:table-row table:style-name="ro1">
          <table:table-cell office:value-type="float" office:value="29313">
            <text:p>29313</text:p>
          </table:table-cell>
          <table:table-cell office:value-type="float" office:value="29457.6153846154">
            <text:p>29457.6153846154</text:p>
          </table:table-cell>
          <table:table-cell/>
        </table:table-row>
        <table:table-row table:style-name="ro1">
          <table:table-cell office:value-type="float" office:value="30555">
            <text:p>30555</text:p>
          </table:table-cell>
          <table:table-cell office:value-type="float" office:value="30555.7014925373">
            <text:p>30555.7014925373</text:p>
          </table:table-cell>
          <table:table-cell/>
        </table:table-row>
        <table:table-row table:style-name="ro1">
          <table:table-cell office:value-type="float" office:value="25314">
            <text:p>25314</text:p>
          </table:table-cell>
          <table:table-cell office:value-type="float" office:value="25314.953125">
            <text:p>25314.953125</text:p>
          </table:table-cell>
          <table:table-cell/>
        </table:table-row>
        <table:table-row table:style-name="ro1">
          <table:table-cell office:value-type="float" office:value="18024">
            <text:p>18024</text:p>
          </table:table-cell>
          <table:table-cell office:value-type="float" office:value="18024.7058823529">
            <text:p>18024.7058823529</text:p>
          </table:table-cell>
          <table:table-cell/>
        </table:table-row>
        <table:table-row table:style-name="ro1">
          <table:table-cell office:value-type="float" office:value="17641">
            <text:p>17641</text:p>
          </table:table-cell>
          <table:table-cell office:value-type="float" office:value="17641.6732673267">
            <text:p>17641.6732673267</text:p>
          </table:table-cell>
          <table:table-cell/>
        </table:table-row>
        <table:table-row table:style-name="ro1">
          <table:table-cell office:value-type="float" office:value="14080">
            <text:p>14080</text:p>
          </table:table-cell>
          <table:table-cell office:value-type="float" office:value="14080.9655172414">
            <text:p>14080.9655172414</text:p>
          </table:table-cell>
          <table:table-cell/>
        </table:table-row>
        <table:table-row table:style-name="ro1">
          <table:table-cell office:value-type="float" office:value="7834">
            <text:p>7834</text:p>
          </table:table-cell>
          <table:table-cell office:value-type="float" office:value="7834.74193548386">
            <text:p>7834.74193548386</text:p>
          </table:table-cell>
          <table:table-cell/>
        </table:table-row>
        <table:table-row table:style-name="ro1">
          <table:table-cell office:value-type="float" office:value="4084">
            <text:p>4084</text:p>
          </table:table-cell>
          <table:table-cell office:value-type="float" office:value="4073.6129032258">
            <text:p>4073.6129032258</text:p>
          </table:table-cell>
          <table:table-cell/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1316.03225806452">
            <text:p>1316.03225806452</text:p>
          </table:table-cell>
          <table:table-cell/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1818.45588235294">
            <text:p>1818.45588235294</text:p>
          </table:table-cell>
          <table:table-cell/>
        </table:table-row>
        <table:table-row table:style-name="ro1">
          <table:table-cell office:value-type="float" office:value="2743">
            <text:p>2743</text:p>
          </table:table-cell>
          <table:table-cell office:value-type="float" office:value="2743.80303030304">
            <text:p>2743.80303030304</text:p>
          </table:table-cell>
          <table:table-cell/>
        </table:table-row>
        <table:table-row table:style-name="ro1">
          <table:table-cell office:value-type="float" office:value="6085">
            <text:p>6085</text:p>
          </table:table-cell>
          <table:table-cell office:value-type="float" office:value="6085.91">
            <text:p>6085.91</text:p>
          </table:table-cell>
          <table:table-cell/>
        </table:table-row>
        <table:table-row table:style-name="ro1">
          <table:table-cell office:value-type="float" office:value="9905">
            <text:p>9905</text:p>
          </table:table-cell>
          <table:table-cell office:value-type="float" office:value="9905.8275862069">
            <text:p>9905.8275862069</text:p>
          </table:table-cell>
          <table:table-cell/>
        </table:table-row>
        <table:table-row table:style-name="ro1">
          <table:table-cell office:value-type="float" office:value="14024">
            <text:p>14024</text:p>
          </table:table-cell>
          <table:table-cell office:value-type="float" office:value="14024.3384615385">
            <text:p>14024.3384615385</text:p>
          </table:table-cell>
          <table:table-cell/>
        </table:table-row>
        <table:table-row table:style-name="ro1">
          <table:table-cell office:value-type="float" office:value="20460">
            <text:p>20460</text:p>
          </table:table-cell>
          <table:table-cell office:value-type="float" office:value="20460.75">
            <text:p>20460.75</text:p>
          </table:table-cell>
          <table:table-cell/>
        </table:table-row>
        <table:table-row table:style-name="ro1">
          <table:table-cell office:value-type="float" office:value="18967">
            <text:p>18967</text:p>
          </table:table-cell>
          <table:table-cell office:value-type="float" office:value="18967.1343283582">
            <text:p>18967.1343283582</text:p>
          </table:table-cell>
          <table:table-cell/>
        </table:table-row>
        <table:table-row table:style-name="ro1">
          <table:table-cell office:value-type="float" office:value="23025">
            <text:p>23025</text:p>
          </table:table-cell>
          <table:table-cell office:value-type="float" office:value="23025.7076923077">
            <text:p>23025.7076923077</text:p>
          </table:table-cell>
          <table:table-cell/>
        </table:table-row>
        <table:table-row table:style-name="ro1">
          <table:table-cell office:value-type="float" office:value="22007">
            <text:p>22007</text:p>
          </table:table-cell>
          <table:table-cell office:value-type="float" office:value="22007.8088235294">
            <text:p>22007.8088235294</text:p>
          </table:table-cell>
          <table:table-cell/>
        </table:table-row>
        <table:table-row table:style-name="ro1">
          <table:table-cell office:value-type="float" office:value="23568">
            <text:p>23568</text:p>
          </table:table-cell>
          <table:table-cell office:value-type="float" office:value="23568.0307692308">
            <text:p>23568.0307692308</text:p>
          </table:table-cell>
          <table:table-cell/>
        </table:table-row>
        <table:table-row table:style-name="ro1">
          <table:table-cell office:value-type="float" office:value="22117">
            <text:p>22117</text:p>
          </table:table-cell>
          <table:table-cell office:value-type="float" office:value="22179.7586206897">
            <text:p>22179.7586206897</text:p>
          </table:table-cell>
          <table:table-cell/>
        </table:table-row>
        <table:table-row table:style-name="ro1">
          <table:table-cell office:value-type="float" office:value="19982">
            <text:p>19982</text:p>
          </table:table-cell>
          <table:table-cell office:value-type="float" office:value="19982.1044776119">
            <text:p>19982.1044776119</text:p>
          </table:table-cell>
          <table:table-cell/>
        </table:table-row>
        <table:table-row table:style-name="ro1">
          <table:table-cell office:value-type="float" office:value="18477">
            <text:p>18477</text:p>
          </table:table-cell>
          <table:table-cell office:value-type="float" office:value="18477.2537313433">
            <text:p>18477.2537313433</text:p>
          </table:table-cell>
          <table:table-cell/>
        </table:table-row>
        <table:table-row table:style-name="ro1">
          <table:table-cell office:value-type="float" office:value="14147">
            <text:p>14147</text:p>
          </table:table-cell>
          <table:table-cell office:value-type="float" office:value="14147.6294416244">
            <text:p>14147.6294416244</text:p>
          </table:table-cell>
          <table:table-cell/>
        </table:table-row>
        <table:table-row table:style-name="ro1">
          <table:table-cell office:value-type="float" office:value="11008">
            <text:p>11008</text:p>
          </table:table-cell>
          <table:table-cell office:value-type="float" office:value="11008.495">
            <text:p>11008.495</text:p>
          </table:table-cell>
          <table:table-cell/>
        </table:table-row>
        <table:table-row table:style-name="ro1">
          <table:table-cell office:value-type="float" office:value="7870">
            <text:p>7870</text:p>
          </table:table-cell>
          <table:table-cell office:value-type="float" office:value="7870.5">
            <text:p>7870.5</text:p>
          </table:table-cell>
          <table:table-cell/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3455.17272727273">
            <text:p>3455.17272727273</text:p>
          </table:table-cell>
          <table:table-cell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837.176470588238">
            <text:p>837.176470588238</text:p>
          </table:table-cell>
          <table:table-cell/>
        </table:table-row>
        <table:table-row table:style-name="ro1">
          <table:table-cell office:value-type="float" office:value="-541">
            <text:p>-541</text:p>
          </table:table-cell>
          <table:table-cell office:value-type="float" office:value="-540.08474576271">
            <text:p>-540.08474576271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528.567567567559">
            <text:p>528.567567567559</text:p>
          </table:table-cell>
          <table:table-cell/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1838.44036697247">
            <text:p>1838.44036697247</text:p>
          </table:table-cell>
          <table:table-cell/>
        </table:table-row>
        <table:table-row table:style-name="ro1">
          <table:table-cell office:value-type="float" office:value="5319">
            <text:p>5319</text:p>
          </table:table-cell>
          <table:table-cell office:value-type="float" office:value="5319.66666666667">
            <text:p>5319.66666666667</text:p>
          </table:table-cell>
          <table:table-cell/>
        </table:table-row>
        <table:table-row table:style-name="ro1">
          <table:table-cell office:value-type="float" office:value="7532">
            <text:p>7532</text:p>
          </table:table-cell>
          <table:table-cell office:value-type="float" office:value="7532.23255813954">
            <text:p>7532.23255813954</text:p>
          </table:table-cell>
          <table:table-cell/>
        </table:table-row>
        <table:table-row table:style-name="ro1">
          <table:table-cell office:value-type="float" office:value="11796">
            <text:p>11796</text:p>
          </table:table-cell>
          <table:table-cell office:value-type="float" office:value="11796.6934673367">
            <text:p>11796.693467336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3">06/03/2011</text:date>, <text:time>18:0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eg Mirzov</meta:initial-creator>
    <meta:creation-date>2011-06-03T15:25:23</meta:creation-date>
    <dc:date>2011-06-03T18:07:15</dc:date>
    <dc:creator>Oleg Mirzov</dc:creator>
    <meta:editing-duration>PT02H26M41S</meta:editing-duration>
    <meta:editing-cycles>1</meta:editing-cycles>
    <meta:document-statistic meta:table-count="3" meta:cell-count="102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713cm" svg:height="19.848cm" xlink:href=".." chart:class="chart:line" chart:style-name="ch1">
        <chart:legend chart:legend-position="end" svg:x="39.383cm" svg:y="9.455cm" chart:style-name="ch2"/>
        <chart:plot-area chart:style-name="ch3" table:cell-range-address="Sheet1.A1:Sheet1.B51" chart:data-source-has-labels="row" svg:x="0.854cm" svg:y="0.396cm" svg:width="37.676cm" svg:height="18.6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51" chart:label-cell-address="Sheet1.A1:Sheet1.A1" chart:class="chart:line">
            <chart:data-point chart:repeated="50"/>
          </chart:series>
          <chart:series chart:style-name="ch7" chart:values-cell-range-address="Sheet1.B2:Sheet1.B51" chart:label-cell-address="Sheet1.B1:Sheet1.B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OldBrightStat</text:p>
              </table:table-cell>
              <table:table-cell office:value-type="string">
                <text:p text:id="Sheet1.B1:Sheet1.B1">NewBrightSt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090">
                <text:p text:id="Sheet1.A2:Sheet1.A51">35090</text:p>
              </table:table-cell>
              <table:table-cell office:value-type="float" office:value="35090.6417910448">
                <text:p text:id="Sheet1.B2:Sheet1.B51">35090.64179104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57">
                <text:p>35857</text:p>
              </table:table-cell>
              <table:table-cell office:value-type="float" office:value="35857.1818181818">
                <text:p>35857.181818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70">
                <text:p>25670</text:p>
              </table:table-cell>
              <table:table-cell office:value-type="float" office:value="25670.5294117647">
                <text:p>25670.5294117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13">
                <text:p>16813</text:p>
              </table:table-cell>
              <table:table-cell office:value-type="float" office:value="16813.4827586207">
                <text:p>16813.4827586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01">
                <text:p>13401</text:p>
              </table:table-cell>
              <table:table-cell office:value-type="float" office:value="13401.9032258065">
                <text:p>13401.9032258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78">
                <text:p>12178</text:p>
              </table:table-cell>
              <table:table-cell office:value-type="float" office:value="12178.4070351759">
                <text:p>12178.4070351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69">
                <text:p>8569</text:p>
              </table:table-cell>
              <table:table-cell office:value-type="float" office:value="8569.44827586207">
                <text:p>8569.44827586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49">
                <text:p>3349</text:p>
              </table:table-cell>
              <table:table-cell office:value-type="float" office:value="3432.70297029703">
                <text:p>3432.70297029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05">
                <text:p>4905</text:p>
              </table:table-cell>
              <table:table-cell office:value-type="float" office:value="4905.43069306931">
                <text:p>4905.430693069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05">
                <text:p>7605</text:p>
              </table:table-cell>
              <table:table-cell office:value-type="float" office:value="7605.99000000001">
                <text:p>7605.99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30">
                <text:p>11230</text:p>
              </table:table-cell>
              <table:table-cell office:value-type="float" office:value="11276.935483871">
                <text:p>11276.935483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52">
                <text:p>20552</text:p>
              </table:table-cell>
              <table:table-cell office:value-type="float" office:value="20552.9045226131">
                <text:p>20552.9045226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20">
                <text:p>21620</text:p>
              </table:table-cell>
              <table:table-cell office:value-type="float" office:value="21620.5820895522">
                <text:p>21620.5820895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26">
                <text:p>26226</text:p>
              </table:table-cell>
              <table:table-cell office:value-type="float" office:value="26226.262295082">
                <text:p>26226.262295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85">
                <text:p>26285</text:p>
              </table:table-cell>
              <table:table-cell office:value-type="float" office:value="26285.2402234637">
                <text:p>26285.2402234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59">
                <text:p>30859</text:p>
              </table:table-cell>
              <table:table-cell office:value-type="float" office:value="30859.4827586207">
                <text:p>30859.4827586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04">
                <text:p>28004</text:p>
              </table:table-cell>
              <table:table-cell office:value-type="float" office:value="28004.575">
                <text:p>28004.5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313">
                <text:p>29313</text:p>
              </table:table-cell>
              <table:table-cell office:value-type="float" office:value="29457.6153846154">
                <text:p>29457.6153846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55">
                <text:p>30555</text:p>
              </table:table-cell>
              <table:table-cell office:value-type="float" office:value="30555.7014925373">
                <text:p>30555.70149253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314">
                <text:p>25314</text:p>
              </table:table-cell>
              <table:table-cell office:value-type="float" office:value="25314.953125">
                <text:p>25314.95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24">
                <text:p>18024</text:p>
              </table:table-cell>
              <table:table-cell office:value-type="float" office:value="18024.7058823529">
                <text:p>18024.70588235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41">
                <text:p>17641</text:p>
              </table:table-cell>
              <table:table-cell office:value-type="float" office:value="17641.6732673267">
                <text:p>17641.6732673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80">
                <text:p>14080</text:p>
              </table:table-cell>
              <table:table-cell office:value-type="float" office:value="14080.9655172414">
                <text:p>14080.9655172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34">
                <text:p>7834</text:p>
              </table:table-cell>
              <table:table-cell office:value-type="float" office:value="7834.74193548386">
                <text:p>7834.741935483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84">
                <text:p>4084</text:p>
              </table:table-cell>
              <table:table-cell office:value-type="float" office:value="4073.6129032258">
                <text:p>4073.6129032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6">
                <text:p>1316</text:p>
              </table:table-cell>
              <table:table-cell office:value-type="float" office:value="1316.03225806452">
                <text:p>1316.03225806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18">
                <text:p>1818</text:p>
              </table:table-cell>
              <table:table-cell office:value-type="float" office:value="1818.45588235294">
                <text:p>1818.45588235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43">
                <text:p>2743</text:p>
              </table:table-cell>
              <table:table-cell office:value-type="float" office:value="2743.80303030304">
                <text:p>2743.80303030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85">
                <text:p>6085</text:p>
              </table:table-cell>
              <table:table-cell office:value-type="float" office:value="6085.91">
                <text:p>6085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05">
                <text:p>9905</text:p>
              </table:table-cell>
              <table:table-cell office:value-type="float" office:value="9905.8275862069">
                <text:p>9905.8275862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24">
                <text:p>14024</text:p>
              </table:table-cell>
              <table:table-cell office:value-type="float" office:value="14024.3384615385">
                <text:p>14024.3384615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460">
                <text:p>20460</text:p>
              </table:table-cell>
              <table:table-cell office:value-type="float" office:value="20460.75">
                <text:p>20460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967">
                <text:p>18967</text:p>
              </table:table-cell>
              <table:table-cell office:value-type="float" office:value="18967.1343283582">
                <text:p>18967.13432835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025">
                <text:p>23025</text:p>
              </table:table-cell>
              <table:table-cell office:value-type="float" office:value="23025.7076923077">
                <text:p>23025.70769230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007">
                <text:p>22007</text:p>
              </table:table-cell>
              <table:table-cell office:value-type="float" office:value="22007.8088235294">
                <text:p>22007.8088235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568">
                <text:p>23568</text:p>
              </table:table-cell>
              <table:table-cell office:value-type="float" office:value="23568.0307692308">
                <text:p>23568.0307692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117">
                <text:p>22117</text:p>
              </table:table-cell>
              <table:table-cell office:value-type="float" office:value="22179.7586206897">
                <text:p>22179.75862068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82">
                <text:p>19982</text:p>
              </table:table-cell>
              <table:table-cell office:value-type="float" office:value="19982.1044776119">
                <text:p>19982.1044776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477">
                <text:p>18477</text:p>
              </table:table-cell>
              <table:table-cell office:value-type="float" office:value="18477.2537313433">
                <text:p>18477.25373134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147">
                <text:p>14147</text:p>
              </table:table-cell>
              <table:table-cell office:value-type="float" office:value="14147.6294416244">
                <text:p>14147.62944162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8">
                <text:p>11008</text:p>
              </table:table-cell>
              <table:table-cell office:value-type="float" office:value="11008.495">
                <text:p>11008.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70">
                <text:p>7870</text:p>
              </table:table-cell>
              <table:table-cell office:value-type="float" office:value="7870.5">
                <text:p>787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55">
                <text:p>3455</text:p>
              </table:table-cell>
              <table:table-cell office:value-type="float" office:value="3455.17272727273">
                <text:p>3455.172727272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7">
                <text:p>837</text:p>
              </table:table-cell>
              <table:table-cell office:value-type="float" office:value="837.176470588238">
                <text:p>837.176470588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41">
                <text:p>-541</text:p>
              </table:table-cell>
              <table:table-cell office:value-type="float" office:value="-540.08474576271">
                <text:p>-540.08474576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8">
                <text:p>528</text:p>
              </table:table-cell>
              <table:table-cell office:value-type="float" office:value="528.567567567559">
                <text:p>528.567567567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8">
                <text:p>1838</text:p>
              </table:table-cell>
              <table:table-cell office:value-type="float" office:value="1838.44036697247">
                <text:p>1838.440366972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19">
                <text:p>5319</text:p>
              </table:table-cell>
              <table:table-cell office:value-type="float" office:value="5319.66666666667">
                <text:p>5319.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32">
                <text:p>7532</text:p>
              </table:table-cell>
              <table:table-cell office:value-type="float" office:value="7532.23255813954">
                <text:p>7532.23255813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96">
                <text:p>11796</text:p>
              </table:table-cell>
              <table:table-cell office:value-type="float" office:value="11796.6934673367">
                <text:p>11796.6934673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